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6A00000410000003271814E245.svm" manifest:media-type=""/>
  <manifest:file-entry manifest:full-path="Pictures/2000003A0000041500000124F80629C0.svm" manifest:media-type=""/>
  <manifest:file-entry manifest:full-path="Pictures/20000082000008FB00000198E1660D88.svm" manifest:media-type=""/>
  <manifest:file-entry manifest:full-path="Pictures/20000072000007BB00000179F78E1EE2.svm" manifest:media-type=""/>
  <manifest:file-entry manifest:full-path="Pictures/2000002A000002EC0000012D12B7AE4B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1§display§\splitratio_{2(\link-1)}\fout{2\left(\link-1\right)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fout{2\link-1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frac{&#10;\fin{2\link}{}&#10;}&#10;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21cm" svg:y1="0.479cm" svg:x2="3.321cm" svg:y2="7.21cm">
          <text:p/>
        </draw:line>
        <draw:line draw:style-name="gr1" draw:text-style-name="P1" draw:layer="layout" svg:x1="9.166cm" svg:y1="7.21cm" svg:x2="3.321cm" svg:y2="7.21cm">
          <text:p/>
        </draw:line>
        <draw:line draw:style-name="gr2" draw:text-style-name="P1" draw:layer="layout" svg:x1="6.332cm" svg:y1="7.21cm" svg:x2="6.332cm" svg:y2="2.782cm">
          <text:p/>
        </draw:line>
        <draw:line draw:style-name="gr2" draw:text-style-name="P1" draw:layer="layout" svg:x1="6.332cm" svg:y1="2.782cm" svg:x2="3.321cm" svg:y2="2.782cm">
          <text:p/>
        </draw:line>
        <draw:line draw:style-name="gr3" draw:text-style-name="P1" draw:layer="layout" svg:x1="3.321cm" svg:y1="7.21cm" svg:x2="9.963cm" svg:y2="3.579cm">
          <text:p/>
        </draw:line>
        <draw:line draw:style-name="gr4" draw:text-style-name="P1" draw:layer="layout" svg:x1="3.321cm" svg:y1="1.495cm" svg:x2="8.655cm" svg:y2="7.21cm">
          <text:p/>
        </draw:line>
        <draw:frame draw:style-name="gr5" draw:text-style-name="P1" draw:layer="layout" svg:width="1.046cm" svg:height="0.42cm" svg:x="5.819cm" svg:y="7.337cm">
          <draw:image xlink:href="Pictures/2000002A000002EC0000012D12B7AE4B.svm" xlink:type="simple" xlink:show="embed" xlink:actuate="onLoad">
            <text:p/>
          </draw:image>
        </draw:frame>
        <draw:custom-shape draw:style-name="gr6" draw:text-style-name="P1" draw:layer="layout" svg:width="0.508cm" svg:height="0.508cm" svg:x="6.055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369cm" svg:y1="4.67cm" svg:x2="3.321cm" svg:y2="4.67cm">
          <text:p/>
        </draw:line>
        <draw:frame draw:style-name="gr8" draw:text-style-name="P1" draw:layer="layout" svg:width="2.769cm" svg:height="0.526cm" svg:x="0.4cm" svg:y="2.384cm">
          <draw:image xlink:href="Pictures/20000072000007BB00000179F78E1EE2.svm" xlink:type="simple" xlink:show="embed" xlink:actuate="onLoad">
            <text:p/>
          </draw:image>
        </draw:frame>
        <draw:frame draw:style-name="gr9" draw:text-style-name="P1" draw:layer="layout" svg:width="2.528cm" svg:height="0.448cm" svg:x="0.505cm" svg:y="0.426cm">
          <draw:image xlink:href="Pictures/20000082000008FB00000198E1660D88.svm" xlink:type="simple" xlink:show="embed" xlink:actuate="onLoad">
            <text:p/>
          </draw:image>
        </draw:frame>
        <draw:frame draw:style-name="gr10" draw:text-style-name="P1" draw:layer="layout" svg:width="1.462cm" svg:height="0.407cm" svg:x="8.494cm" svg:y="7.452cm">
          <draw:image xlink:href="Pictures/2000003A0000041500000124F80629C0.svm" xlink:type="simple" xlink:show="embed" xlink:actuate="onLoad">
            <text:p/>
          </draw:image>
        </draw:frame>
        <draw:frame draw:style-name="gr11" draw:text-style-name="P1" draw:layer="layout" svg:width="1.455cm" svg:height="1.128cm" svg:x="1.704cm" svg:y="4.175cm">
          <draw:image xlink:href="Pictures/2000006A00000410000003271814E245.svm" xlink:type="simple" xlink:show="embed" xlink:actuate="onLoad">
            <text:p/>
          </draw:image>
        </draw:frame>
        <draw:g>
          <svg:title>TexMaths</svg:title>
          <svg:desc>14§display§f_2 / (\beta (1 + p^{-1}))§svg§600§FALSE</svg:desc>
          <draw:polygon draw:style-name="gr12" draw:layer="layout" svg:width="2.666cm" svg:height="0.43cm" svg:x="1.128cm" svg:y="5.523cm" svg:viewBox="0 0 2667 431" draw:points="1334,431 0,431 0,0 2667,0 2667,431">
            <text:p/>
          </draw:polygon>
          <draw:path draw:style-name="gr13" draw:layer="layout" svg:width="0.193cm" svg:height="0.352cm" svg:x="1.149cm" svg:y="5.583cm" svg:viewBox="0 0 194 353" svg:d="M122 119h33c8 0 12 0 12-9 0-3-4-3-11-3h-32l9-45c1-8 7-36 9-40 3-8 10-13 19-13 1 0 11 0 18 6-17 3-21 16-21 21 0 9 7 14 15 14 10 0 21-8 21-24 0-17-18-26-33-26-14 0-39 7-50 45-2 9-3 12-13 62h-26c-8 0-13 0-13 6s4 6 11 6h26l-29 153c-8 37-14 72-34 72-1 0-11 0-19-6 18-1 22-16 22-21 0-9-7-14-15-14-10 0-21 8-21 24s18 26 33 26c21 0 37-23 44-37 12-25 21-72 22-75z">
            <text:p/>
          </draw:path>
          <draw:path draw:style-name="gr13" draw:layer="layout" svg:width="0.12cm" svg:height="0.179cm" svg:x="1.334cm" svg:y="5.734cm" svg:viewBox="0 0 121 180" svg:d="M121 131h-10c0 7-3 22-6 25-3 1-24 1-28 1h-49c28-25 37-33 53-45 21-16 40-33 40-59 0-33-30-53-64-53s-57 24-57 48c0 15 12 16 14 16 7 0 15-5 15-14 0-5-1-15-16-15 8-20 27-25 40-25 27 0 42 21 42 43 0 24-18 43-27 53l-66 65c-2 2-2 2-2 9h112z">
            <text:p/>
          </draw:path>
          <draw:path draw:style-name="gr13" draw:layer="layout" svg:width="0.151cm" svg:height="0.386cm" svg:x="1.511cm" svg:y="5.566cm" svg:viewBox="0 0 152 387" svg:d="M150 14c2-4 2-6 2-6 0-5-3-8-8-8-3 0-5 1-6 3l-136 370c-2 6-2 7-2 7 0 4 3 7 8 7s6-2 9-8z">
            <text:p/>
          </draw:path>
          <draw:path draw:style-name="gr13" draw:layer="layout" svg:width="0.09cm" svg:height="0.386cm" svg:x="1.721cm" svg:y="5.566cm" svg:viewBox="0 0 91 387" svg:d="M91 384c0-1 0-2-7-9-49-48-61-122-61-181 0-67 14-135 63-183 5-5 5-5 5-7 0-3-2-4-4-4-4 0-40 26-63 76-20 43-24 86-24 118 0 31 4 77 25 121 25 48 58 72 62 72 2 0 4-1 4-3z">
            <text:p/>
          </draw:path>
          <draw:path draw:style-name="gr13" draw:layer="layout" svg:width="0.211cm" svg:height="0.348cm" svg:x="1.844cm" svg:y="5.583cm" svg:viewBox="0 0 212 349" svg:d="M212 53c0-29-22-53-52-53-24 0-35 7-48 17-22 15-43 52-50 82l-62 247c0 1 1 3 4 3 4 0 5 0 6-1l26-108c8 23 26 37 53 37 29 0 58-13 75-29 19-19 32-43 32-72s-14-48-29-58c22-12 45-37 45-65zM142 118c-6 2-9 2-19 2-5 0-13 1-17-1 1-5 15-3 19-3 8 0 11 0 17 2zM190 44c0 28-15 55-35 67-11-3-19-4-30-4-8 0-29 0-29 12-1 11 20 10 26 10 14 0 20 0 32-6 14 15 17 27 17 44 1 23-8 52-19 67-16 21-42 36-64 36-30 0-44-23-44-51 0-3 0-10 2-17l24-99c9-33 38-94 84-94 22 0 36 12 36 35z">
            <text:p/>
          </draw:path>
          <draw:path draw:style-name="gr13" draw:layer="layout" svg:width="0.09cm" svg:height="0.386cm" svg:x="2.109cm" svg:y="5.566cm" svg:viewBox="0 0 91 387" svg:d="M91 384c0-1 0-2-7-9-49-48-61-122-61-181 0-67 14-135 63-183 5-5 5-5 5-7 0-3-2-4-4-4-4 0-40 26-63 76-20 43-24 86-24 118 0 31 4 77 25 121 25 48 58 72 62 72 2 0 4-1 4-3z">
            <text:p/>
          </draw:path>
          <draw:path draw:style-name="gr13" draw:layer="layout" svg:width="0.128cm" svg:height="0.258cm" svg:x="2.255cm" svg:y="5.599cm" svg:viewBox="0 0 129 259" svg:d="M80 10c0-9 0-10-8-10-25 25-60 25-72 25v12c8 0 31 0 51-11v202c0 14-1 19-37 19h-12v12c15-1 48-1 64-1 15 0 50 0 63 1v-12h-12c-36 0-37-5-37-19z">
            <text:p/>
          </draw:path>
          <draw:path draw:style-name="gr13" draw:layer="layout" svg:width="0.258cm" svg:height="0.258cm" svg:x="2.521cm" svg:y="5.63cm" svg:viewBox="0 0 259 259" svg:d="M138 138h107c6 0 14 0 14-8 0-9-8-9-14-9h-107v-108c0-5 0-13-8-13s-9 8-9 13v108h-108c-5 0-13 0-13 9 0 8 8 8 13 8h108v107c0 6 0 14 9 14 8 0 8-8 8-14z">
            <text:p/>
          </draw:path>
          <draw:path draw:style-name="gr13" draw:layer="layout" svg:width="0.201cm" svg:height="0.247cm" svg:x="2.872cm" svg:y="5.685cm" svg:viewBox="0 0 202 248" svg:d="M30 219c-4 13-4 17-21 17-5 0-9 0-9 6 0 3 2 6 6 6 9 0 20-3 31-3 14 0 27 3 39 3 2 0 8 0 8-9 0-3-5-3-10-3-20 0-20-4-20-7 0-4 16-68 20-78 4 12 15 25 35 25 45 0 93-57 93-114 0-37-22-62-51-62-19 0-38 14-51 29-3-21-21-29-35-29-18 0-25 15-29 22-6 13-12 36-12 37 0 5 5 5 5 5 4 0 4 0 6-9 8-27 16-46 29-46 6 0 12 3 12 17 0 9-1 14-2 20zM98 51c3-11 13-22 21-28 13-12 24-14 31-14 16 0 25 13 25 36s-13 67-20 83c-13 27-32 39-46 39-25 0-31-32-31-34 0-1 0-2 1-6z">
            <text:p/>
          </draw:path>
          <draw:path draw:style-name="gr13" draw:layer="layout" svg:width="0.183cm" svg:height="0.013cm" svg:x="3.107cm" svg:y="5.622cm" svg:viewBox="0 0 184 14" svg:d="M173 14c4 0 11 0 11-6 0-8-6-8-11-8h-162c-4 0-11 0-11 7s7 7 11 7z">
            <text:p/>
          </draw:path>
          <draw:path draw:style-name="gr13" draw:layer="layout" svg:width="0.099cm" svg:height="0.179cm" svg:x="3.349cm" svg:y="5.517cm" svg:viewBox="0 0 100 180" svg:d="M62 8c0-8 0-8-8-8-18 18-43 18-54 18v10c7 0 24 0 40-8v138c0 9 0 13-28 13h-10v9c5 0 39-1 49-1 8 0 43 1 49 1v-9h-11c-27 0-27-4-27-13z">
            <text:p/>
          </draw:path>
          <draw:path draw:style-name="gr13" draw:layer="layout" svg:width="0.09cm" svg:height="0.386cm" svg:x="3.516cm" svg:y="5.566cm" svg:viewBox="0 0 91 387" svg:d="M91 194c0-30-4-77-26-121-23-48-57-73-61-73-3 0-4 1-4 4 0 2 0 2 8 9 38 39 60 100 60 181 0 67-14 135-62 183-6 5-6 6-6 7 0 2 1 3 4 3 4 0 39-26 62-74 20-43 25-86 25-119z">
            <text:p/>
          </draw:path>
          <draw:path draw:style-name="gr13" draw:layer="layout" svg:width="0.09cm" svg:height="0.386cm" svg:x="3.665cm" svg:y="5.566cm" svg:viewBox="0 0 91 387" svg:d="M91 194c0-30-4-77-26-121-23-48-57-73-61-73-3 0-4 1-4 4 0 2 0 2 8 9 38 39 60 100 60 181 0 67-14 135-62 183-6 5-6 6-6 7 0 2 1 3 4 3 4 0 39-26 62-74 20-43 25-86 25-11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2T07:05:46</meta:creation-date>
    <dc:date>2014-09-06T14:37:25.559187000</dc:date>
    <meta:editing-duration>P1DT22H12M16S</meta:editing-duration>
    <meta:editing-cycles>17</meta:editing-cycles>
    <meta:generator>LibreOffice/4.3.1.2$MacOSX_x86 LibreOffice_project/958349dc3b25111dbca392fbc281a05559ef6848</meta:generator>
    <meta:document-statistic meta:object-count="28"/>
  </office:meta>
</office:document-meta>
</file>